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20000000CCC5267ACF90EE06ED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utenance MC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ojet 2IKEA</text:p>
          </draw:text-box>
        </draw:frame>
        <draw:frame draw:style-name="gr1" draw:text-style-name="P2" draw:layer="layout" svg:width="13.4cm" svg:height="0.962cm" svg:x="2.6cm" svg:y="13.2cm">
          <draw:text-box>
            <text:p>Grégoire DEFOY – Pierre LENGLÉ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incipe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lient Serveur</text:p>
                <text:p/>
              </text:list-item>
              <text:list-item>
                <text:p>Serveur Serveur</text:p>
                <text:p/>
              </text:list-item>
              <text:list-item>
                <text:p>Multi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5267ACF90EE06E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8T17:55:18.556167746</meta:creation-date>
    <meta:editing-duration>PT42M46S</meta:editing-duration>
    <meta:editing-cycles>2</meta:editing-cycles>
    <meta:generator>LibreOffice/6.3.3.2.0$Linux_X86_64 LibreOffice_project/30$Build-2</meta:generator>
    <dc:title>Bright Blue</dc:title>
    <dc:date>2020-01-28T18:56:53.760214023</dc:date>
    <meta:document-statistic meta:object-count="31"/>
  </office:meta>
</office:document-meta>
</file>